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4752in"/>
    </style:style>
    <style:style style:name="co4" style:family="table-column">
      <style:table-column-properties fo:break-before="auto" style:column-width="0.9252in"/>
    </style:style>
    <style:style style:name="co5" style:family="table-column">
      <style:table-column-properties fo:break-before="auto" style:column-width="1.5575in"/>
    </style:style>
    <style:style style:name="co6" style:family="table-column">
      <style:table-column-properties fo:break-before="auto" style:column-width="0.9465in"/>
    </style:style>
    <style:style style:name="co7" style:family="table-column">
      <style:table-column-properties fo:break-before="auto" style:column-width="0.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baverage</text:p>
          </table:table-cell>
          <table:table-cell office:value-type="string" calcext:value-type="string">
            <text:p>averagert</text:p>
          </table:table-cell>
          <table:table-cell office:value-type="string" calcext:value-type="string">
            <text:p>trueparallel</text:p>
          </table:table-cell>
          <table:table-cell office:value-type="string" calcext:value-type="string">
            <text:p>maxrt</text:p>
          </table:table-cell>
          <table:table-cell office:value-type="string" calcext:value-type="string">
            <text:p>totalrequests</text:p>
          </table:table-cell>
          <table:table-cell office:value-type="string" calcext:value-type="string">
            <text:p>loadgeneratorinstances</text:p>
          </table:table-cell>
          <table:table-cell office:value-type="string" calcext:value-type="string">
            <text:p>appinstances</text:p>
          </table:table-cell>
          <table:table-cell office:value-type="string" calcext:value-type="string">
            <text:p>testround</text:p>
          </table:table-cell>
        </table:table-row>
        <table:table-row table:style-name="ro1">
          <table:table-cell office:value-type="float" office:value="1284.18502906977" calcext:value-type="float">
            <text:p>1284.1850290698</text:p>
          </table:table-cell>
          <table:table-cell office:value-type="float" office:value="8.12870639534884" calcext:value-type="float">
            <text:p>8.1287063953</text:p>
          </table:table-cell>
          <table:table-cell office:value-type="float" office:value="1.86147376453488" calcext:value-type="float">
            <text:p>1.8614737645</text:p>
          </table:table-cell>
          <table:table-cell office:value-type="float" office:value="276" calcext:value-type="float">
            <text:p>276</text:p>
          </table:table-cell>
          <table:table-cell office:value-type="float" office:value="13760" calcext:value-type="float">
            <text:p>1376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9.73224635812" calcext:value-type="float">
            <text:p>1179.7322463581</text:p>
          </table:table-cell>
          <table:table-cell office:value-type="float" office:value="7.67156837452488" calcext:value-type="float">
            <text:p>7.6715683745</text:p>
          </table:table-cell>
          <table:table-cell office:value-type="float" office:value="7.43374975491461" calcext:value-type="float">
            <text:p>7.4337497549</text:p>
          </table:table-cell>
          <table:table-cell office:value-type="float" office:value="265" calcext:value-type="float">
            <text:p>265</text:p>
          </table:table-cell>
          <table:table-cell office:value-type="float" office:value="58143" calcext:value-type="float">
            <text:p>5814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92.66804679685" calcext:value-type="float">
            <text:p>1192.6680467969</text:p>
          </table:table-cell>
          <table:table-cell office:value-type="float" office:value="7.77022572087157" calcext:value-type="float">
            <text:p>7.7702257209</text:p>
          </table:table-cell>
          <table:table-cell office:value-type="float" office:value="14.8877524811899" calcext:value-type="float">
            <text:p>14.8877524812</text:p>
          </table:table-cell>
          <table:table-cell office:value-type="float" office:value="263" calcext:value-type="float">
            <text:p>263</text:p>
          </table:table-cell>
          <table:table-cell office:value-type="float" office:value="114965" calcext:value-type="float">
            <text:p>11496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00.96292558202" calcext:value-type="float">
            <text:p>1200.962925582</text:p>
          </table:table-cell>
          <table:table-cell office:value-type="float" office:value="8.23406858247391" calcext:value-type="float">
            <text:p>8.2340685825</text:p>
          </table:table-cell>
          <table:table-cell office:value-type="float" office:value="22.4296028186589" calcext:value-type="float">
            <text:p>22.4296028187</text:p>
          </table:table-cell>
          <table:table-cell office:value-type="float" office:value="262" calcext:value-type="float">
            <text:p>262</text:p>
          </table:table-cell>
          <table:table-cell office:value-type="float" office:value="163482" calcext:value-type="float">
            <text:p>16348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05.76852795802" calcext:value-type="float">
            <text:p>1305.768527958</text:p>
          </table:table-cell>
          <table:table-cell office:value-type="float" office:value="8.70621488034556" calcext:value-type="float">
            <text:p>8.7062148803</text:p>
          </table:table-cell>
          <table:table-cell office:value-type="float" office:value="30.0277351223118" calcext:value-type="float">
            <text:p>30.0277351223</text:p>
          </table:table-cell>
          <table:table-cell office:value-type="float" office:value="262" calcext:value-type="float">
            <text:p>262</text:p>
          </table:table-cell>
          <table:table-cell office:value-type="float" office:value="206971" calcext:value-type="float">
            <text:p>20697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14.28490697685" calcext:value-type="float">
            <text:p>1614.2849069769</text:p>
          </table:table-cell>
          <table:table-cell office:value-type="float" office:value="9.85006218878522" calcext:value-type="float">
            <text:p>9.8500621888</text:p>
          </table:table-cell>
          <table:table-cell office:value-type="float" office:value="37.8734891158792" calcext:value-type="float">
            <text:p>37.8734891159</text:p>
          </table:table-cell>
          <table:table-cell office:value-type="float" office:value="215" calcext:value-type="float">
            <text:p>215</text:p>
          </table:table-cell>
          <table:table-cell office:value-type="float" office:value="230749" calcext:value-type="float">
            <text:p>23074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73.39112923823" calcext:value-type="float">
            <text:p>1873.3911292382</text:p>
          </table:table-cell>
          <table:table-cell office:value-type="float" office:value="10.7704470351553" calcext:value-type="float">
            <text:p>10.7704470352</text:p>
          </table:table-cell>
          <table:table-cell office:value-type="float" office:value="45.6774658760938" calcext:value-type="float">
            <text:p>45.6774658761</text:p>
          </table:table-cell>
          <table:table-cell office:value-type="float" office:value="363" calcext:value-type="float">
            <text:p>363</text:p>
          </table:table-cell>
          <table:table-cell office:value-type="float" office:value="254499" calcext:value-type="float">
            <text:p>25449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07.4429638465" calcext:value-type="float">
            <text:p>2207.4429638465</text:p>
          </table:table-cell>
          <table:table-cell office:value-type="float" office:value="11.5368702418975" calcext:value-type="float">
            <text:p>11.5368702419</text:p>
          </table:table-cell>
          <table:table-cell office:value-type="float" office:value="53.5195410521626" calcext:value-type="float">
            <text:p>53.5195410522</text:p>
          </table:table-cell>
          <table:table-cell office:value-type="float" office:value="1027" calcext:value-type="float">
            <text:p>1027</text:p>
          </table:table-cell>
          <table:table-cell office:value-type="float" office:value="278341" calcext:value-type="float">
            <text:p>27834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12.9232640172" calcext:value-type="float">
            <text:p>2312.9232640172</text:p>
          </table:table-cell>
          <table:table-cell office:value-type="float" office:value="12.3734739812544" calcext:value-type="float">
            <text:p>12.3734739813</text:p>
          </table:table-cell>
          <table:table-cell office:value-type="float" office:value="61.3848044210031" calcext:value-type="float">
            <text:p>61.384804421</text:p>
          </table:table-cell>
          <table:table-cell office:value-type="float" office:value="3014" calcext:value-type="float">
            <text:p>3014</text:p>
          </table:table-cell>
          <table:table-cell office:value-type="float" office:value="297670" calcext:value-type="float">
            <text:p>29767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80.52963726378" calcext:value-type="float">
            <text:p>2280.5296372638</text:p>
          </table:table-cell>
          <table:table-cell office:value-type="float" office:value="13.3453153795278" calcext:value-type="float">
            <text:p>13.3453153795</text:p>
          </table:table-cell>
          <table:table-cell office:value-type="float" office:value="69.2755321351287" calcext:value-type="float">
            <text:p>69.2755321351</text:p>
          </table:table-cell>
          <table:table-cell office:value-type="float" office:value="1124" calcext:value-type="float">
            <text:p>1124</text:p>
          </table:table-cell>
          <table:table-cell office:value-type="float" office:value="311466" calcext:value-type="float">
            <text:p>31146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15.95474993384" calcext:value-type="float">
            <text:p>2515.9547499339</text:p>
          </table:table-cell>
          <table:table-cell office:value-type="float" office:value="14.5993050567673" calcext:value-type="float">
            <text:p>14.5993050568</text:p>
          </table:table-cell>
          <table:table-cell office:value-type="float" office:value="77.2303237502993" calcext:value-type="float">
            <text:p>77.2303237503</text:p>
          </table:table-cell>
          <table:table-cell office:value-type="float" office:value="1053" calcext:value-type="float">
            <text:p>1053</text:p>
          </table:table-cell>
          <table:table-cell office:value-type="float" office:value="317436" calcext:value-type="float">
            <text:p>31743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53.87046088024" calcext:value-type="float">
            <text:p>2553.8704608802</text:p>
          </table:table-cell>
          <table:table-cell office:value-type="float" office:value="15.3358236047729" calcext:value-type="float">
            <text:p>15.3358236048</text:p>
          </table:table-cell>
          <table:table-cell office:value-type="float" office:value="85.1751643009088" calcext:value-type="float">
            <text:p>85.1751643009</text:p>
          </table:table-cell>
          <table:table-cell office:value-type="float" office:value="3006" calcext:value-type="float">
            <text:p>3006</text:p>
          </table:table-cell>
          <table:table-cell office:value-type="float" office:value="333297" calcext:value-type="float">
            <text:p>333297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51.97755283331" calcext:value-type="float">
            <text:p>2751.9775528333</text:p>
          </table:table-cell>
          <table:table-cell office:value-type="float" office:value="17.4102530725246" calcext:value-type="float">
            <text:p>17.4102530725</text:p>
          </table:table-cell>
          <table:table-cell office:value-type="float" office:value="91.3864183776816" calcext:value-type="float">
            <text:p>91.3864183777</text:p>
          </table:table-cell>
          <table:table-cell office:value-type="float" office:value="1251" calcext:value-type="float">
            <text:p>1251</text:p>
          </table:table-cell>
          <table:table-cell office:value-type="float" office:value="314969" calcext:value-type="float">
            <text:p>31496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78.17205857395" calcext:value-type="float">
            <text:p>2878.172058574</text:p>
          </table:table-cell>
          <table:table-cell office:value-type="float" office:value="19.4871353137639" calcext:value-type="float">
            <text:p>19.4871353138</text:p>
          </table:table-cell>
          <table:table-cell office:value-type="float" office:value="101.411052172827" calcext:value-type="float">
            <text:p>101.4110521728</text:p>
          </table:table-cell>
          <table:table-cell office:value-type="float" office:value="3038" calcext:value-type="float">
            <text:p>3038</text:p>
          </table:table-cell>
          <table:table-cell office:value-type="float" office:value="312289" calcext:value-type="float">
            <text:p>31228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51.83096025753" calcext:value-type="float">
            <text:p>2851.8309602575</text:p>
          </table:table-cell>
          <table:table-cell office:value-type="float" office:value="19.4614582357156" calcext:value-type="float">
            <text:p>19.4614582357</text:p>
          </table:table-cell>
          <table:table-cell office:value-type="float" office:value="107.2910192535" calcext:value-type="float">
            <text:p>107.2910192535</text:p>
          </table:table-cell>
          <table:table-cell office:value-type="float" office:value="3035" calcext:value-type="float">
            <text:p>3035</text:p>
          </table:table-cell>
          <table:table-cell office:value-type="float" office:value="330797" calcext:value-type="float">
            <text:p>33079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14.49551527749" calcext:value-type="float">
            <text:p>2714.4955152775</text:p>
          </table:table-cell>
          <table:table-cell office:value-type="float" office:value="21.1447697261706" calcext:value-type="float">
            <text:p>21.1447697262</text:p>
          </table:table-cell>
          <table:table-cell office:value-type="float" office:value="117.311182440794" calcext:value-type="float">
            <text:p>117.3111824408</text:p>
          </table:table-cell>
          <table:table-cell office:value-type="float" office:value="3037" calcext:value-type="float">
            <text:p>3037</text:p>
          </table:table-cell>
          <table:table-cell office:value-type="float" office:value="332908" calcext:value-type="float">
            <text:p>33290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91.37116906307" calcext:value-type="float">
            <text:p>2891.3711690631</text:p>
          </table:table-cell>
          <table:table-cell office:value-type="float" office:value="21.9253886373185" calcext:value-type="float">
            <text:p>21.9253886373</text:p>
          </table:table-cell>
          <table:table-cell office:value-type="float" office:value="125.237819896363" calcext:value-type="float">
            <text:p>125.2378198964</text:p>
          </table:table-cell>
          <table:table-cell office:value-type="float" office:value="3025" calcext:value-type="float">
            <text:p>3025</text:p>
          </table:table-cell>
          <table:table-cell office:value-type="float" office:value="342736" calcext:value-type="float">
            <text:p>34273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35.499522126" calcext:value-type="float">
            <text:p>2935.499522126</text:p>
          </table:table-cell>
          <table:table-cell office:value-type="float" office:value="23.2170884255722" calcext:value-type="float">
            <text:p>23.2170884256</text:p>
          </table:table-cell>
          <table:table-cell office:value-type="float" office:value="133.196436297508" calcext:value-type="float">
            <text:p>133.1964362975</text:p>
          </table:table-cell>
          <table:table-cell office:value-type="float" office:value="3046" calcext:value-type="float">
            <text:p>3046</text:p>
          </table:table-cell>
          <table:table-cell office:value-type="float" office:value="344233" calcext:value-type="float">
            <text:p>34423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35.13473186931" calcext:value-type="float">
            <text:p>2935.1347318693</text:p>
          </table:table-cell>
          <table:table-cell office:value-type="float" office:value="24.8058566617554" calcext:value-type="float">
            <text:p>24.8058566618</text:p>
          </table:table-cell>
          <table:table-cell office:value-type="float" office:value="141.418188828668" calcext:value-type="float">
            <text:p>141.4181888287</text:p>
          </table:table-cell>
          <table:table-cell office:value-type="float" office:value="3035" calcext:value-type="float">
            <text:p>3035</text:p>
          </table:table-cell>
          <table:table-cell office:value-type="float" office:value="342072" calcext:value-type="float">
            <text:p>342072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</table:table>
      <table:named-expressions/>
      <table:database-ranges>
        <table:database-range table:name="__Anonymous_Sheet_DB__0" table:target-range-address="Sheet1.A1:Sheet1.H20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1-29T12:50:02.511732690</dc:date>
    <meta:editing-duration>P0D</meta:editing-duration>
    <meta:editing-cycles>1</meta:editing-cycles>
    <meta:document-statistic meta:table-count="1" meta:cell-count="160" meta:object-count="0"/>
  </office:meta>
</office:document-meta>
</file>